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Text_20_body">
      <style:text-properties fo:language="pt" fo:country="BR"/>
    </style:style>
    <style:style style:name="P3" style:family="paragraph" style:parent-style-name="Text_20_body">
      <style:paragraph-properties fo:margin-left="0in" fo:margin-right="0in" fo:margin-top="0in" fo:margin-bottom="0.0835in" style:contextual-spacing="false" style:line-height-at-least="0.3126in" fo:text-align="justify" style:justify-single-word="false" fo:orphans="2" fo:widows="2" fo:text-indent="0.4925in" style:auto-text-indent="false"/>
      <style:text-properties fo:font-variant="normal" fo:text-transform="none" fo:color="#121212" loext:opacity="100%" style:font-name="apple-system" fo:font-size="13.5pt" fo:letter-spacing="normal" fo:language="pt" fo:country="BR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0835in" style:contextual-spacing="false" style:line-height-at-least="0.3126in" fo:text-align="justify" style:justify-single-word="false" fo:orphans="2" fo:widows="2" fo:text-indent="0.4925in" style:auto-text-indent="false"/>
      <style:text-properties fo:font-variant="normal" fo:text-transform="none" fo:color="#121212" loext:opacity="100%" fo:letter-spacing="normal" fo:language="pt" fo:country="BR"/>
    </style:style>
    <style:style style:name="P5" style:family="paragraph" style:parent-style-name="Text_20_body">
      <style:paragraph-properties fo:margin-left="0in" fo:margin-right="0in" fo:margin-top="0in" fo:margin-bottom="0.0835in" style:contextual-spacing="false" style:line-height-at-least="0.3126in" fo:text-align="justify" style:justify-single-word="false" fo:orphans="2" fo:widows="2" fo:text-indent="0.4925in" style:auto-text-indent="false"/>
      <style:text-properties fo:language="pt" fo:country="BR"/>
    </style:style>
    <style:style style:name="P6" style:family="paragraph" style:parent-style-name="Text_20_body">
      <style:text-properties fo:language="pt" fo:country="BR" officeooo:rsid="001ed23c" officeooo:paragraph-rsid="001ed23c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fo:language="pt" fo:country="BR" officeooo:rsid="001ed23c"/>
    </style:style>
    <style:style style:name="P8" style:family="paragraph" style:parent-style-name="Text_20_body" style:list-style-name="L1">
      <style:text-properties fo:language="pt" fo:country="BR" officeooo:rsid="001ed23c"/>
    </style:style>
    <style:style style:name="P9" style:family="paragraph" style:parent-style-name="Text_20_body" style:list-style-name="L2">
      <style:text-properties fo:language="pt" fo:country="BR" officeooo:rsid="001ed23c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language="pt" fo:country="BR" officeooo:rsid="001ed23c"/>
    </style:style>
    <style:style style:name="P11" style:family="paragraph" style:parent-style-name="Text_20_body" style:list-style-name="L3">
      <style:text-properties fo:language="pt" fo:country="BR" officeooo:rsid="001ed23c"/>
    </style:style>
    <style:style style:name="P12" style:family="paragraph" style:parent-style-name="Text_20_body" style:list-style-name="L4">
      <style:text-properties fo:language="pt" fo:country="BR" officeooo:rsid="001ed23c"/>
    </style:style>
    <style:style style:name="P13" style:family="paragraph" style:parent-style-name="Text_20_body" style:list-style-name="L5">
      <style:text-properties fo:language="pt" fo:country="BR" officeooo:rsid="001ed23c"/>
    </style:style>
    <style:style style:name="P14" style:family="paragraph" style:parent-style-name="Standard">
      <style:text-properties fo:language="pt" fo:country="BR" officeooo:rsid="001ed23c" officeooo:paragraph-rsid="001ed23c"/>
    </style:style>
    <style:style style:name="P15" style:family="paragraph" style:parent-style-name="Text_20_body">
      <style:paragraph-properties fo:margin-left="0in" fo:margin-right="0in" fo:margin-top="0in" fo:margin-bottom="0.0835in" style:contextual-spacing="false" style:line-height-at-least="0.3126in" fo:text-align="justify" style:justify-single-word="false" fo:orphans="2" fo:widows="2" fo:text-indent="0in" style:auto-text-indent="false"/>
      <style:text-properties fo:language="pt" fo:country="BR" officeooo:rsid="001ed23c"/>
    </style:style>
    <style:style style:name="P16" style:family="paragraph" style:parent-style-name="Text_20_body">
      <style:text-properties fo:font-variant="normal" fo:text-transform="none" fo:color="#121212" loext:opacity="100%" style:font-name="apple-system" fo:font-size="13.5pt" fo:letter-spacing="normal" fo:language="pt" fo:country="BR" fo:font-style="normal" fo:font-weight="normal" officeooo:rsid="001ed23c" officeooo:paragraph-rsid="001ed23c"/>
    </style:style>
    <style:style style:name="P17" style:family="paragraph" style:parent-style-name="Text_20_body">
      <style:paragraph-properties fo:margin-left="0in" fo:margin-right="0in" fo:margin-top="0in" fo:margin-bottom="0.0835in" style:contextual-spacing="false" style:line-height-at-least="0.3126in" fo:text-align="justify" style:justify-single-word="false" fo:orphans="2" fo:widows="2" fo:text-indent="0.4925in" style:auto-text-indent="false"/>
      <style:text-properties fo:font-variant="normal" fo:text-transform="none" fo:color="#121212" loext:opacity="100%" fo:letter-spacing="normal" fo:language="pt" fo:country="BR" officeooo:rsid="001ed23c"/>
    </style:style>
    <style:style style:name="P18" style:family="paragraph" style:parent-style-name="Text_20_body">
      <style:paragraph-properties fo:margin-left="0in" fo:margin-right="0in" fo:margin-top="0in" fo:margin-bottom="0.0835in" style:contextual-spacing="false" style:line-height-at-least="0.3126in" fo:text-align="justify" style:justify-single-word="false" fo:orphans="2" fo:widows="2" fo:text-indent="0.4925in" style:auto-text-indent="false"/>
      <style:text-properties fo:font-variant="normal" fo:text-transform="none" fo:color="#121212" loext:opacity="100%" style:font-name="apple-system" fo:font-size="13.5pt" fo:letter-spacing="normal" fo:language="pt" fo:country="BR" fo:font-style="normal" fo:font-weight="normal" officeooo:rsid="001ed23c"/>
    </style:style>
    <style:style style:name="T1" style:family="text">
      <style:text-properties fo:font-variant="normal" fo:text-transform="none" fo:color="#121212" loext:opacity="100%" style:font-name="apple-system" fo:font-size="13.5pt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121212" loext:opacity="100%" style:font-name="apple-system" fo:font-size="13.5pt" fo:letter-spacing="normal" fo:font-style="normal" fo:font-weight="normal"/>
    </style:style>
    <style:style style:name="T3" style:family="text">
      <style:text-properties fo:font-variant="normal" fo:text-transform="none" fo:color="#121212" loext:opacity="100%" style:font-name="apple-system" fo:font-size="13.5pt" fo:letter-spacing="normal" fo:font-style="normal" fo:font-weight="bold"/>
    </style:style>
    <style:style style:name="T4" style:family="text">
      <style:text-properties style:font-name="apple-system" fo:font-size="13.5pt" fo:font-style="normal" fo:font-weight="normal"/>
    </style:style>
    <style:style style:name="T5" style:family="text">
      <style:text-properties officeooo:rsid="001fa390"/>
    </style:style>
    <style:style style:name="T6" style:family="text">
      <style:text-properties fo:font-variant="normal" fo:text-transform="none" fo:color="#121212" loext:opacity="100%" fo:letter-spacing="normal"/>
    </style:style>
    <style:style style:name="T7" style:family="text">
      <style:text-properties fo:color="#001a1e" loext:opacity="100%" fo:font-family="Calibri, sans-serif" fo:font-size="12pt" fo:font-weight="normal"/>
    </style:style>
    <style:style style:name="T8" style:family="text">
      <style:text-properties fo:font-weight="bold" officeooo:rsid="00223c89" style:font-weight-asian="bold" style:font-weight-complex="bold"/>
    </style:style>
    <style:style style:name="T9" style:family="text">
      <style:text-properties officeooo:rsid="00223c8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ma</text:span><text:span text:style-name="T2"> </text:span><text:span text:style-name="T1">classe</text:span><text:span text:style-name="T2">, normalmente, tem diversos métodos, e cada um deles possui sua assinatura composta por um </text:span><text:span text:style-name="T1">nome</text:span><text:span text:style-name="T2">, o </text:span><text:span text:style-name="T1">tipo de dado do</text:span><text:span text:style-name="T2"> </text:span><text:span text:style-name="T1">retorno</text:span><text:span text:style-name="T2"> e sua lista de </text:span><text:span text:style-name="T1">argumentos</text:span><text:span text:style-name="T2">, sendo estes identificados por tipo e nome.</text:span> </text:p>
      <text:p text:style-name="P1"/>
      <text:p text:style-name="P2"><text:bookmark text:name="yui_3_18_1_1_1739655850128_52"/><text:bookmark text:name="yui_3_18_1_1_1739655850128_51"/><text:span text:style-name="T2">No mundo real observamos duas características marcantes: </text:span><text:span text:style-name="Strong_20_Emphasis"><text:span text:style-name="T3">ESTADO</text:span></text:span><text:span text:style-name="T2"> e </text:span><text:span text:style-name="Strong_20_Emphasis"><text:span text:style-name="T3">COMPORTAMENTO</text:span></text:span><text:span text:style-name="T2">.</text:span></text:p>
      <text:p text:style-name="P3"><text:bookmark text:name="yui_3_18_1_1_1739655850128_43"/>O estado de um objeto nos diz sobre as propriedades dele.</text:p>
      <text:p text:style-name="P3">Por exemplo:</text:p>
      <text:p text:style-name="P4"><text:bookmark text:name="yui_3_18_1_1_1739655850128_45"/>• <text:bookmark text:name="yui_3_18_1_1_1739655850128_46"/><text:span text:style-name="T4">Uma pessoa tem: idade, peso, altura, cor de cabelo, cor de pele.</text:span></text:p>
      <text:p text:style-name="P4"><text:bookmark text:name="yui_3_18_1_1_1739655850128_48"/>• <text:bookmark text:name="yui_3_18_1_1_1739655850128_47"/><text:span text:style-name="T4">Um carro tem: rodas, cor, quantidade de lugares, ano de fabricação.</text:span></text:p>
      <text:p text:style-name="P5"><text:bookmark text:name="yui_3_18_1_1_1739655850128_49"/><text:span text:style-name="T2">Em Orientação a Objetos chamamos essas propriedades de </text:span><text:span text:style-name="Strong_20_Emphasis"><text:span text:style-name="T3">Atributo</text:span></text:span><text:span text:style-name="T2">.</text:span></text:p>
      <text:p text:style-name="P3"><text:bookmark text:name="yui_3_18_1_1_1739655850128_50"/>Já o comportamento nos diz sobre as ações que ele pode exercer/executar.</text:p>
      <text:p text:style-name="P3">Por exemplo:</text:p>
      <text:p text:style-name="P4">• <text:span text:style-name="T4">Uma pessoa pode: andar( ), falar( ), ouvir( ), pular( ).</text:span></text:p>
      <text:p text:style-name="P4">• <text:span text:style-name="T4">Um carro pode: acelerar( ), frear( ), buzinar( ).</text:span></text:p>
      <text:p text:style-name="P5"><text:span text:style-name="T2">Em Orientação a Objetos chamamos esses comportamentos de </text:span><text:span text:style-name="Strong_20_Emphasis"><text:span text:style-name="T3">Métodos</text:span></text:span><text:span text:style-name="T2">.</text:span></text:p>
      <text:p text:style-name="P1"/>
      <text:p text:style-name="P1"/>
      <text:p text:style-name="P1"><text:span text:style-name="T2">Um programa orientado a objetos é composto por um grupo de objetos que se comunicam através de mensagens. Um objeto é capaz de armazenar atributos e executar ações como resposta a mensagens recebidas, tal como, enviar mensagens a outros objetos. Essa troca de mensagens pode ser acionada nos objetos por meio dos métodos.</text:span> </text:p>
      <text:p text:style-name="P1"/>
      <text:p text:style-name="P1">&lt;<text:span text:style-name="T5">Explicação logo em baixo do texto acima</text:span>&gt;</text:p>
      <text:p text:style-name="P1"/>
      <text:p text:style-name="P6"><text:span text:style-name="Strong_20_Emphasis">"Um programa orientado a objetos é composto por um grupo de objetos que se comunicam através de mensagens."</text:span></text:p>
      <text:list text:style-name="L1">
        <text:list-item>
          <text:p text:style-name="P7">Em POO, um programa não é apenas um conjunto de funções e variáveis soltas. Ele é organizado em <text:span text:style-name="Strong_20_Emphasis">objetos</text:span>, que representam entidades com características (dados) e comportamentos (ações).</text:p>
        </text:list-item>
        <text:list-item>
          <text:p text:style-name="P8">Esses objetos <text:span text:style-name="Strong_20_Emphasis">trocam mensagens entre si</text:span>, ou seja, um objeto pode chamar métodos de outro objeto para interagir com ele.</text:p>
        </text:list-item>
      </text:list>
      <text:list text:style-name="L2">
        <text:list-item>
          <text:p text:style-name="P9"><text:soft-page-break/><text:span text:style-name="Strong_20_Emphasis">"Um objeto é capaz de armazenar atributos e executar ações como resposta a mensagens recebidas."</text:span></text:p>
        </text:list-item>
      </text:list>
      <text:list text:style-name="L3">
        <text:list-item>
          <text:p text:style-name="P10">Um <text:span text:style-name="Strong_20_Emphasis">objeto</text:span> contém <text:span text:style-name="Strong_20_Emphasis">atributos</text:span>, que são as características dele (por exemplo, um objeto <text:span text:style-name="Source_20_Text">Carro</text:span> pode ter um atributo <text:span text:style-name="Source_20_Text">cor</text:span>).</text:p>
        </text:list-item>
        <text:list-item>
          <text:p text:style-name="P10">Ele também tem <text:span text:style-name="Strong_20_Emphasis">métodos</text:span>, que são as ações que ele pode realizar (por exemplo, um método <text:span text:style-name="Source_20_Text">ligarMotor()</text:span> em um objeto <text:span text:style-name="Source_20_Text">Carro</text:span>).</text:p>
        </text:list-item>
        <text:list-item>
          <text:p text:style-name="P11">Quando um objeto recebe uma <text:span text:style-name="Strong_20_Emphasis">mensagem</text:span> (uma chamada de método), ele pode executar uma ação correspondente.</text:p>
        </text:list-item>
      </text:list>
      <text:list text:style-name="L4">
        <text:list-item>
          <text:p text:style-name="P12"><text:span text:style-name="Strong_20_Emphasis">"Tal como enviar mensagens a outros objetos."</text:span></text:p>
        </text:list-item>
      </text:list>
      <text:list text:style-name="L5">
        <text:list-item>
          <text:p text:style-name="P13">Além de responder a mensagens, um objeto pode enviar mensagens para outros objetos, chamando seus métodos.</text:p>
        </text:list-item>
      </text:list>
      <text:p text:style-name="P14"/>
      <text:p text:style-name="P14"/>
      <text:p text:style-name="P14">class Motor {</text:p>
      <text:p text:style-name="P14"><text:s text:c="2"/>ligar() {</text:p>
      <text:p text:style-name="P14"><text:s text:c="4"/>console.log("Motor ligado!");</text:p>
      <text:p text:style-name="P14"><text:s text:c="2"/>}</text:p>
      <text:p text:style-name="P14">}</text:p>
      <text:p text:style-name="P14"/>
      <text:p text:style-name="P14">class Carro {</text:p>
      <text:p text:style-name="P14"><text:s text:c="2"/>private motor: Motor;</text:p>
      <text:p text:style-name="P14"/>
      <text:p text:style-name="P14"><text:s text:c="2"/>constructor() {</text:p>
      <text:p text:style-name="P14"><text:s text:c="4"/>this.motor = new Motor();</text:p>
      <text:p text:style-name="P14"><text:s text:c="2"/>}</text:p>
      <text:p text:style-name="P14"/>
      <text:p text:style-name="P14"><text:s text:c="2"/>ligarCarro() {</text:p>
      <text:p text:style-name="P14"><text:s text:c="4"/>console.log("Ligando o carro...");</text:p>
      <text:p text:style-name="P14"><text:s text:c="4"/>this.motor.ligar(); // O objeto Carro envia uma mensagem ao objeto Motor</text:p>
      <text:p text:style-name="P14"><text:s text:c="2"/>}</text:p>
      <text:p text:style-name="P14">}</text:p>
      <text:p text:style-name="P14"/>
      <text:p text:style-name="P14">const meuCarro = new Carro();</text:p>
      <text:p text:style-name="P14">meuCarro.ligarCarro();</text:p>
      <text:p text:style-name="P14"/>
      <text:p text:style-name="P14"/>
      <text:p text:style-name="P6"><text:bookmark text:name="yui_3_18_1_1_1739657281704_42"/><text:span text:style-name="T6">• </text:span><text:span text:style-name="Strong_20_Emphasis"><text:span text:style-name="T3">Mensagens enviadas para as variáveis:</text:span></text:span><text:bookmark text:name="yui_3_18_1_1_1739657281704_46"/><text:span text:style-name="T2"> são as mensagens que resgatam ou alteram os valores de variáveis.</text:span></text:p>
      <text:p text:style-name="P15"><text:bookmark text:name="yui_3_18_1_1_1739657281704_45"/><text:span text:style-name="T6">• </text:span><text:bookmark text:name="yui_3_18_1_1_1739657281704_44"/><text:bookmark text:name="yui_3_18_1_1_1739657281704_43"/><text:span text:style-name="Strong_20_Emphasis"><text:span text:style-name="T3">Mensagens enviadas para os métodos:</text:span></text:span><text:span text:style-name="T2"> são mensagens que desencadeiam a realização dos métodos de cada objeto (chamadas dos métodos).</text:span></text:p>
      <text:p text:style-name="P14"/>
      <text:p text:style-name="P14"/>
      <text:p text:style-name="P16"><text:bookmark text:name="yui_3_18_1_1_1739657281704_48"/><text:soft-page-break/>Uma mensagem enviada para um método deve ser composta por três partes:</text:p>
      <text:p text:style-name="P17"><text:bookmark text:name="yui_3_18_1_1_1739657281704_47"/><text:bookmark text:name="yui_3_18_1_1_1739657281704_50"/>• <text:bookmark text:name="yui_3_18_1_1_1739657281704_49"/><text:span text:style-name="T4">Um destino - objeto que receberá a mensagem;</text:span></text:p>
      <text:p text:style-name="P17"><text:bookmark text:name="yui_3_18_1_1_1739657281704_51"/>• <text:span text:style-name="T4">Nome do método a ser invocado pela mensagem;</text:span></text:p>
      <text:p text:style-name="P17"><text:bookmark text:name="yui_3_18_1_1_1739657281704_52"/>• <text:span text:style-name="T4">Parâmetros necessários para o método invocado.</text:span></text:p>
      <text:p text:style-name="P18"><text:bookmark text:name="yui_3_18_1_1_1739657281704_53"/>Note que além desses três aspectos, a mensagem também pode receber uma resposta no formato do retorno do método invocado.</text:p>
      <text:p text:style-name="P18"/>
      <text:p text:style-name="P18"><text:span text:style-name="Strong_20_Emphasis"><text:span text:style-name="T7">Uma variável que não é individual para cada um dos objetos, mas sim única e que serve a todos os objetos, é chamada de:</text:span></text:span> <text:s/><text:span text:style-name="T8">ATRIBUTO DE CLASSE</text:span><text:span text:style-name="T9"> e não </text:span><text:span text:style-name="T8">atributo de instancia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eeeeee" style:writing-mode="lr-tb" draw:fill="solid" draw:fill-color="#eeeee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eeeee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5T18:26:40.777601200</meta:creation-date>
    <dc:date>2025-02-15T20:18:12.583675400</dc:date>
    <meta:editing-duration>PT58M35S</meta:editing-duration>
    <meta:editing-cycles>1</meta:editing-cycles>
    <meta:document-statistic meta:table-count="0" meta:image-count="0" meta:object-count="0" meta:page-count="3" meta:paragraph-count="48" meta:word-count="537" meta:character-count="3243" meta:non-whitespace-character-count="2729"/>
    <meta:generator>LibreOffice/25.2.0.3$Windows_X86_64 LibreOffice_project/e1cf4a87eb02d755bce1a01209907ea5ddc8f069</meta:generator>
  </office:meta>
</office:document-meta>
</file>